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, 'Droid Sans Mono', monospace, monospace, 'Droid Sans Fallback'"/>
    <style:font-face style:name="Cascadia Code" svg:font-family="'Cascadia Cod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officeooo:rsid="000207f7" officeooo:paragraph-rsid="000207f7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scadia Code" fo:font-size="13pt" style:text-underline-style="solid" style:text-underline-width="auto" style:text-underline-color="font-color" fo:font-weight="bold" officeooo:rsid="000207f7" officeooo:paragraph-rsid="000207f7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scadia Code" fo:font-size="13pt" style:text-underline-style="solid" style:text-underline-width="auto" style:text-underline-color="font-color" fo:font-weight="bold" officeooo:rsid="000207f7" officeooo:paragraph-rsid="000207f7" style:font-size-asian="13pt" style:font-weight-asian="bold" style:font-size-complex="13pt" style:font-weight-complex="bold"/>
    </style:style>
    <style:style style:name="P4" style:family="paragraph" style:parent-style-name="Standard">
      <style:paragraph-properties style:line-height-at-least="0.503cm"/>
      <style:text-properties fo:color="#383a42" style:font-name="monospace" fo:font-size="10.5pt" fo:font-weight="normal" fo:background-color="#fafafa"/>
    </style:style>
    <style:style style:name="P5" style:family="paragraph" style:parent-style-name="Standard">
      <style:paragraph-properties style:line-height-at-least="0.503cm"/>
      <style:text-properties fo:color="#383a42" style:font-name="Cascadia Code" fo:font-size="12pt" fo:font-weight="bold" fo:background-color="#fafafa" style:font-size-asian="12pt" style:font-weight-asian="bold" style:font-size-complex="12pt" style:font-weight-complex="bold"/>
    </style:style>
    <style:style style:name="P6" style:family="paragraph" style:parent-style-name="Standard">
      <style:paragraph-properties style:line-height-at-least="0.503cm"/>
      <style:text-properties fo:color="#a626a4" style:font-name="monospace" fo:font-size="10.5pt" fo:font-weight="normal" fo:background-color="#fafafa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paragraph-properties fo:margin-top="0cm" fo:margin-bottom="0.499cm" loext:contextual-spacing="false" style:line-height-at-least="0.503cm"/>
      <style:text-properties fo:color="#383a42" style:font-name="monospace" fo:font-size="10.5pt" fo:font-weight="normal" fo:background-color="#fafafa"/>
    </style:style>
    <style:style style:name="P9" style:family="paragraph" style:parent-style-name="Standard">
      <style:paragraph-properties fo:margin-top="0cm" fo:margin-bottom="0.499cm" loext:contextual-spacing="false" style:line-height-at-least="0.503cm"/>
    </style:style>
    <style:style style:name="P10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color="#a626a4"/>
    </style:style>
    <style:style style:name="T4" style:family="text">
      <style:text-properties fo:color="#986801"/>
    </style:style>
    <style:style style:name="T5" style:family="text">
      <style:text-properties fo:color="#0184bc"/>
    </style:style>
    <style:style style:name="T6" style:family="text">
      <style:text-properties fo:color="#50a14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Cascadia Code" fo:font-weight="bold" style:font-weight-asian="bold" style:font-weight-complex="bold"/>
    </style:style>
    <style:style style:name="T9" style:family="text">
      <style:text-properties style:font-name="Cascadia Code" fo:font-size="13pt" fo:font-weight="bold" style:font-size-asian="13pt" style:font-weight-asian="bold" style:font-size-complex="13pt" style:font-weight-complex="bold"/>
    </style:style>
    <style:style style:name="T10" style:family="text">
      <style:text-properties style:font-name="Cascadia Code" fo:font-size="13pt" style:font-size-asian="13pt" style:font-size-complex="13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style:style style:name="T13" style:family="text">
      <style:text-properties fo:color="#c9211e" style:font-name="Cascadia Code" fo:font-size="13pt" fo:font-weight="bold" style:font-size-asian="13pt" style:font-weight-asian="bold" style:font-size-complex="13pt" style:font-weight-complex="bold"/>
    </style:style>
    <style:style style:name="T14" style:family="text">
      <style:text-properties fo:color="#c9211e" style:font-name="Cascadia Code" fo:font-size="13pt" style:font-size-asian="13pt" style:font-size-complex="13pt"/>
    </style:style>
    <style:style style:name="T15" style:family="text">
      <style:text-properties fo:color="#c9211e" fo:font-size="13pt" fo:font-weight="bold" style:font-size-asian="13pt" style:font-weight-asian="bold" style:font-size-complex="13pt" style:font-weight-complex="bold"/>
    </style:style>
    <style:style style:name="gr1" style:family="graphic">
      <style:graphic-properties svg:stroke-width="0.049cm" svg:stroke-color="#ff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7"/>190905514 <text:s text:c="4"/>C SECTION <text:s text:c="6"/>4<text:span text:style-name="T1">th</text:span> SEMESTER <text:s text:c="6"/>MOHAMMAD TOFIK</text:p>
      <text:p text:style-name="P1"><draw:line text:anchor-type="paragraph" draw:z-index="0" draw:name="Shape1" draw:style-name="gr1" draw:text-style-name="P10" svg:x1="-0.245cm" svg:y1="0.358cm" svg:x2="15.789cm" svg:y2="0.358cm"><text:p/></draw:line></text:p>
      <text:p text:style-name="P1"/>
      <text:p text:style-name="P2">LAB 8 :</text:p>
      <text:p text:style-name="P3"/>
      <text:p text:style-name="P3"/>
      <text:p text:style-name="P4"><text:span text:style-name="T13">Q1).</text:span> Based <text:span text:style-name="T3">on</text:span> the University <text:span text:style-name="T3">Database</text:span> Schema <text:span text:style-name="T3">in</text:span> Lab <text:span text:style-name="T4">2</text:span>, write a <text:span text:style-name="T3">procedure</text:span> which takes the dept_name <text:span text:style-name="T3">as</text:span> input parameter <text:span text:style-name="T3">and</text:span> lists all the instructors associated <text:span text:style-name="T3">with</text:span> the department <text:span text:style-name="T3">as</text:span> well <text:span text:style-name="T3">as</text:span> list all the courses offered <text:span text:style-name="T3">by</text:span> the department. Also, write an <text:span text:style-name="T3">anonymous</text:span> <text:span text:style-name="T3">block</text:span> <text:span text:style-name="T3">with</text:span> the <text:span text:style-name="T3">procedure</text:span> <text:span text:style-name="T3">call</text:span>.</text:p>
      <text:p text:style-name="P7"/>
      <text:p text:style-name="P4"><text:span text:style-name="T3">Create</text:span> <text:span text:style-name="T3">or</text:span> <text:span text:style-name="T5">replace</text:span> <text:span text:style-name="T3">procedure</text:span> dept_count(<text:span text:style-name="T3">in</text:span> dep_name <text:span text:style-name="T4">instructor</text:span>.<text:span text:style-name="T4">dept_name</text:span>%<text:span text:style-name="T3">type</text:span>) <text:span text:style-name="T3">is</text:span> </text:p>
      <text:p text:style-name="P4"><text:span text:style-name="T4">2</text:span> <text:span text:style-name="T3">declare</text:span> instruct_count <text:span text:style-name="T3">integer</text:span>;</text:p>
      <text:p text:style-name="P4"><text:span text:style-name="T4">3</text:span> <text:span text:style-name="T3">begin</text:span> </text:p>
      <text:p text:style-name="P4"><text:span text:style-name="T4">4</text:span> <text:span text:style-name="T3">select</text:span> <text:span text:style-name="T5">count</text:span>(*) <text:span text:style-name="T3">into</text:span> instruc_count </text:p>
      <text:p text:style-name="P4"><text:span text:style-name="T4">5</text:span> <text:span text:style-name="T3">from</text:span> instructor </text:p>
      <text:p text:style-name="P4"><text:span text:style-name="T4">6</text:span> <text:span text:style-name="T3">where</text:span> <text:span text:style-name="T4">instructor</text:span>.<text:span text:style-name="T4">dept_name</text:span>= <text:span text:style-name="T4">dept_count</text:span>.<text:span text:style-name="T4">dep_name</text:span>;</text:p>
      <text:p text:style-name="P4"><text:span text:style-name="T4">7</text:span> <text:span text:style-name="T4">dbms_output</text:span>.<text:span text:style-name="T4">put_line</text:span>(instruct_count); </text:p>
      <text:p text:style-name="P4"><text:span text:style-name="T4">8</text:span> <text:span text:style-name="T3">end</text:span>;</text:p>
      <text:p text:style-name="P4"><text:span text:style-name="T4">9</text:span> /</text:p>
      <text:p text:style-name="P7"/>
      <text:p text:style-name="P6">Declare</text:p>
      <text:p text:style-name="P4"><text:span text:style-name="T4">2</text:span> <text:span text:style-name="T3">begin</text:span></text:p>
      <text:p text:style-name="P4"><text:span text:style-name="T4">3</text:span> dept_count(‘Comp. Sci.’);</text:p>
      <text:p text:style-name="P4"><text:span text:style-name="T4">4</text:span> <text:span text:style-name="T3">end</text:span>;</text:p>
      <text:p text:style-name="P4"><text:span text:style-name="T4">5</text:span> /</text:p>
      <text:p text:style-name="P7"/>
      <text:p text:style-name="P4"><text:span text:style-name="T13">Q2).</text:span> Based <text:span text:style-name="T3">on</text:span> the University <text:span text:style-name="T3">Database</text:span> Schema <text:span text:style-name="T3">in</text:span> Lab <text:span text:style-name="T4">2</text:span>, write a Pl/<text:span text:style-name="T3">Sql</text:span> <text:span text:style-name="T3">block</text:span> of code that lists the most popular course (highest <text:span text:style-name="T3">number</text:span> of students <text:span text:style-name="T3">take</text:span> it) for each of the departments. It should make <text:span text:style-name="T3">use</text:span> of a <text:span text:style-name="T3">procedure</text:span> course_popular which finds the most popular course <text:span text:style-name="T3">in</text:span> the given department. </text:p>
      <text:p text:style-name="P7"/>
      <text:p text:style-name="P4"><text:span text:style-name="T3">create</text:span> <text:span text:style-name="T3">or</text:span> <text:span text:style-name="T5">replace</text:span> <text:span text:style-name="T3">procedure</text:span> course_popular(<text:span text:style-name="T3">in</text:span> dep_name <text:span text:style-name="T4">course</text:span>.<text:span text:style-name="T4">dept_name</text:span>%<text:span text:style-name="T3">type</text:span>, <text:span text:style-name="T3">out</text:span> course_name <text:span text:style-name="T4">course</text:span>.<text:span text:style-name="T4">title</text:span>%<text:span text:style-name="T3">type</text:span>) <text:span text:style-name="T3">is</text:span></text:p>
      <text:p text:style-name="P4"><text:span text:style-name="T4">2</text:span> <text:span text:style-name="T3">begin</text:span></text:p>
      <text:p text:style-name="P4"><text:span text:style-name="T4">3</text:span> <text:span text:style-name="T3">with</text:span> counts <text:span text:style-name="T3">as</text:span> (<text:span text:style-name="T3">select</text:span> <text:span text:style-name="T4">takes</text:span>.<text:span text:style-name="T4">course_id</text:span>,<text:span text:style-name="T5">count</text:span>(id) <text:span text:style-name="T3">as</text:span> students</text:p>
      <text:p text:style-name="P4"><text:span text:style-name="T4">4</text:span> <text:span text:style-name="T3">from</text:span> takes <text:span text:style-name="T3">group by</text:span> <text:span text:style-name="T4">takes</text:span>.<text:span text:style-name="T4">course_id</text:span></text:p>
      <text:p text:style-name="P4"><text:span text:style-name="T4">5</text:span> <text:span text:style-name="T3">having</text:span> <text:span text:style-name="T4">takes</text:span>.<text:span text:style-name="T4">course_id</text:span> <text:span text:style-name="T3">in</text:span> (<text:span text:style-name="T3">select</text:span> course_id <text:span text:style-name="T3">from</text:span> course <text:span text:style-name="T3">where</text:span> dept_name=dep_name)),</text:p>
      <text:p text:style-name="P4"><text:span text:style-name="T4">6</text:span> max_count <text:span text:style-name="T3">as</text:span> (<text:span text:style-name="T3">select</text:span> <text:span text:style-name="T5">max</text:span>(students) <text:span text:style-name="T3">as</text:span> ms <text:span text:style-name="T3">from</text:span> counts)</text:p>
      <text:p text:style-name="P4"><text:span text:style-name="T4">7</text:span> <text:span text:style-name="T3">select</text:span> course_id <text:span text:style-name="T3">into</text:span> course_name <text:span text:style-name="T3">from</text:span> counts,max_count <text:span text:style-name="T3">where</text:span> students = ms;</text:p>
      <text:p text:style-name="P4"><text:span text:style-name="T4">8</text:span> <text:span text:style-name="T3">end</text:span>;</text:p>
      <text:p text:style-name="P4"><text:span text:style-name="T4">9</text:span> /</text:p>
      <text:p text:style-name="P7"/>
      <text:p text:style-name="P4"><text:span text:style-name="T3">declare</text:span> id <text:span text:style-name="T4">course</text:span>.<text:span text:style-name="T4">course_id</text:span>%<text:span text:style-name="T3">type</text:span>;</text:p>
      <text:p text:style-name="P4"><text:span text:style-name="T4">2</text:span> <text:span text:style-name="T3">begin</text:span></text:p>
      <text:p text:style-name="P4"><text:span text:style-name="T4">3</text:span> course_popular(<text:span text:style-name="T6">'Comp. Sci.'</text:span>,id);</text:p>
      <text:p text:style-name="P4"><text:span text:style-name="T4">4</text:span> <text:span text:style-name="T3">end</text:span>;</text:p>
      <text:p text:style-name="P4"><text:soft-page-break/><text:span text:style-name="T4">5</text:span> /</text:p>
      <text:p text:style-name="P7"/>
      <text:p text:style-name="P5">Functions:</text:p>
      <text:p text:style-name="P5"/>
      <text:p text:style-name="P4"><text:span text:style-name="T13">Q3).</text:span> Write a <text:span text:style-name="T3">function</text:span> <text:span text:style-name="T3">to</text:span> <text:span text:style-name="T3">return</text:span> the <text:span text:style-name="T5">Square</text:span> of a given <text:span text:style-name="T3">number</text:span> <text:span text:style-name="T3">and</text:span> <text:span text:style-name="T3">call</text:span> it <text:span text:style-name="T3">from</text:span> an <text:span text:style-name="T3">anonymous</text:span> <text:span text:style-name="T3">block</text:span>.</text:p>
      <text:p text:style-name="P4"><text:span text:style-name="T3">create</text:span> <text:span text:style-name="T3">or</text:span> <text:span text:style-name="T5">replace</text:span> <text:span text:style-name="T3">function</text:span> square_num(a <text:span text:style-name="T3">number</text:span>)</text:p>
      <text:p text:style-name="P4"><text:span text:style-name="T4">2</text:span> <text:span text:style-name="T3">return</text:span> <text:span text:style-name="T3">number</text:span> <text:span text:style-name="T3">as</text:span></text:p>
      <text:p text:style-name="P4"><text:span text:style-name="T4">3</text:span> sqr <text:span text:style-name="T3">number</text:span>;</text:p>
      <text:p text:style-name="P4"><text:span text:style-name="T4">4</text:span> <text:span text:style-name="T3">begin</text:span></text:p>
      <text:p text:style-name="P4"><text:span text:style-name="T4">5</text:span> sqr:= a*a;</text:p>
      <text:p text:style-name="P4"><text:span text:style-name="T4">6</text:span> <text:span text:style-name="T3">return</text:span> sqr;</text:p>
      <text:p text:style-name="P4"><text:span text:style-name="T4">7</text:span> <text:span text:style-name="T3">end</text:span>;</text:p>
      <text:p text:style-name="P4"><text:span text:style-name="T4">8</text:span> /</text:p>
      <text:p text:style-name="P7"/>
      <text:p text:style-name="P6">declare</text:p>
      <text:p text:style-name="P4"><text:span text:style-name="T4">2</text:span> <text:span text:style-name="T3">begin</text:span></text:p>
      <text:p text:style-name="P4"><text:span text:style-name="T4">3</text:span> <text:span text:style-name="T4">dbms_output</text:span>.<text:span text:style-name="T4">put_line</text:span>(square_num(<text:span text:style-name="T4">8</text:span>));</text:p>
      <text:p text:style-name="P4"><text:span text:style-name="T4">4</text:span> <text:span text:style-name="T3">end</text:span>;</text:p>
      <text:p text:style-name="P4"><text:span text:style-name="T4">5</text:span> /</text:p>
      <text:p text:style-name="P7"/>
      <text:p text:style-name="P4"><text:span text:style-name="T13">Q4).</text:span> Based <text:span text:style-name="T3">on</text:span> the University <text:span text:style-name="T3">Database</text:span> Schema <text:span text:style-name="T3">in</text:span> Lab <text:span text:style-name="T4">2</text:span>, write a Pl/<text:span text:style-name="T3">Sql</text:span> <text:span text:style-name="T3">block</text:span> of code that lists the highest paid Instructor <text:span text:style-name="T3">in</text:span> each of the Department. It should make <text:span text:style-name="T3">use</text:span> of a <text:span text:style-name="T3">function</text:span> department_highest which <text:span text:style-name="T3">returns</text:span> the highest paid Instructor for the given branch. </text:p>
      <text:p text:style-name="P7"/>
      <text:p text:style-name="P4"><text:span text:style-name="T3">create</text:span> <text:span text:style-name="T3">or</text:span> <text:span text:style-name="T5">replace</text:span> <text:span text:style-name="T3">function</text:span> highest_paid(d_name <text:span text:style-name="T3">varchar</text:span>)</text:p>
      <text:p text:style-name="P4"><text:span text:style-name="T4">2</text:span> <text:span text:style-name="T3">return</text:span> <text:span text:style-name="T3">varchar</text:span> <text:span text:style-name="T3">as</text:span></text:p>
      <text:p text:style-name="P4"><text:span text:style-name="T4">3</text:span> instruc_name <text:span text:style-name="T3">varchar</text:span>(<text:span text:style-name="T4">20</text:span>);</text:p>
      <text:p text:style-name="P4"><text:span text:style-name="T4">4</text:span> <text:span text:style-name="T3">begin</text:span></text:p>
      <text:p text:style-name="P4"><text:span text:style-name="T4">5</text:span> <text:span text:style-name="T3">select</text:span> <text:span text:style-name="T3">name</text:span> <text:span text:style-name="T3">into</text:span> instruc_name <text:span text:style-name="T3">from</text:span> instructor</text:p>
      <text:p text:style-name="P4"><text:span text:style-name="T4">6</text:span> <text:span text:style-name="T3">natural join</text:span> (<text:span text:style-name="T3">select</text:span> dept_name, <text:span text:style-name="T5">max</text:span>(salary) <text:span text:style-name="T3">as</text:span> max_sal <text:span text:style-name="T3">from</text:span> instructor <text:span text:style-name="T3">group by</text:span> dept_name)</text:p>
      <text:p text:style-name="P4"><text:span text:style-name="T4">7</text:span> <text:span text:style-name="T3">where</text:span> dept_name=d_name <text:span text:style-name="T3">and</text:span> salary=max_sal;</text:p>
      <text:p text:style-name="P4"><text:span text:style-name="T4">8</text:span> <text:span text:style-name="T3">return</text:span> instruc_name;</text:p>
      <text:p text:style-name="P4"><text:span text:style-name="T4">9</text:span> <text:span text:style-name="T3">end</text:span>;</text:p>
      <text:p text:style-name="P4"><text:span text:style-name="T4">10</text:span> /</text:p>
      <text:p text:style-name="P9"/>
      <text:p text:style-name="P6">declare</text:p>
      <text:p text:style-name="P4"><text:span text:style-name="T4">2</text:span> <text:span text:style-name="T3">begin</text:span></text:p>
      <text:p text:style-name="P4"><text:span text:style-name="T4">3</text:span> <text:span text:style-name="T4">dbms_output</text:span>.<text:span text:style-name="T4">put_line</text:span>(highest_paid(<text:span text:style-name="T6">'Comp. Sci.'</text:span>));</text:p>
      <text:p text:style-name="P4"><text:span text:style-name="T4">4</text:span> <text:span text:style-name="T3">end</text:span>;</text:p>
      <text:p text:style-name="P4"><text:span text:style-name="T4">5</text:span> / </text:p>
      <text:p text:style-name="P9"/>
      <text:p text:style-name="P9"/>
      <text:p text:style-name="P9"/>
      <text:p text:style-name="P9"/>
      <text:p text:style-name="P9"><text:soft-page-break/></text:p>
      <text:p text:style-name="P5">Triggers –</text:p>
      <text:p text:style-name="P5"/>
      <text:p text:style-name="P4"><text:span text:style-name="T13">Q1).</text:span> Based <text:span text:style-name="T3">on</text:span> the University <text:span text:style-name="T3">database</text:span> Schema <text:span text:style-name="T3">in</text:span> Lab <text:span text:style-name="T4">2</text:span>, write a <text:span text:style-name="T3">row</text:span> trigger that records along <text:span text:style-name="T3">with</text:span> the <text:span text:style-name="T3">time</text:span> any change made <text:span text:style-name="T3">in</text:span> the Takes (ID, course-id, sec-id, semester, <text:span text:style-name="T5">year</text:span>, grade) <text:span text:style-name="T3">table</text:span> <text:span text:style-name="T3">in</text:span> log_change_Takes (Time_Of_Change, ID, courseid,sec-id, semester, <text:span text:style-name="T5">year</text:span>, grade). </text:p>
      <text:p text:style-name="P7"/>
      <text:p text:style-name="P4"><text:span text:style-name="T3">create</text:span> <text:span text:style-name="T3">table</text:span> log_change_takes(</text:p>
      <text:p text:style-name="P4"><text:span text:style-name="T4">2</text:span> time_of_change <text:span text:style-name="T3">timestamp</text:span>,</text:p>
      <text:p text:style-name="P4"><text:span text:style-name="T4">3</text:span> id <text:span text:style-name="T3">varchar</text:span>(<text:span text:style-name="T4">5</text:span>),</text:p>
      <text:p text:style-name="P4"><text:span text:style-name="T4">4</text:span> course_id <text:span text:style-name="T3">varchar</text:span>(<text:span text:style-name="T4">10</text:span>),</text:p>
      <text:p text:style-name="P4"><text:span text:style-name="T4">5</text:span> sec_id <text:span text:style-name="T3">varchar</text:span>(<text:span text:style-name="T4">10</text:span>),</text:p>
      <text:p text:style-name="P4"><text:span text:style-name="T4">6</text:span> semester <text:span text:style-name="T3">varchar</text:span>(<text:span text:style-name="T4">7</text:span>),</text:p>
      <text:p text:style-name="P4"><text:span text:style-name="T4">7</text:span> <text:span text:style-name="T5">year</text:span> <text:span text:style-name="T3">numeric</text:span>(<text:span text:style-name="T4">4</text:span>,<text:span text:style-name="T4">0</text:span>),</text:p>
      <text:p text:style-name="P4"><text:span text:style-name="T4">8</text:span> grade <text:span text:style-name="T3">varchar</text:span>(<text:span text:style-name="T4">2</text:span>));</text:p>
      <text:p text:style-name="P9"/>
      <text:p text:style-name="P4"><text:span text:style-name="T3">create</text:span> <text:span text:style-name="T3">or</text:span> <text:span text:style-name="T5">replace</text:span> trigger log_change_takes</text:p>
      <text:p text:style-name="P4"><text:span text:style-name="T4">2</text:span> <text:span text:style-name="T3">before</text:span> <text:span text:style-name="T3">insert</text:span> <text:span text:style-name="T3">or</text:span> <text:span text:style-name="T3">update</text:span></text:p>
      <text:p text:style-name="P4"><text:span text:style-name="T4">3</text:span> <text:span text:style-name="T3">or</text:span> <text:span text:style-name="T3">delete</text:span> <text:span text:style-name="T3">on</text:span> takes</text:p>
      <text:p text:style-name="P4"><text:span text:style-name="T4">4</text:span> for each <text:span text:style-name="T3">row</text:span></text:p>
      <text:p text:style-name="P4"><text:span text:style-name="T4">5</text:span> <text:span text:style-name="T3">begin</text:span></text:p>
      <text:p text:style-name="P4"><text:span text:style-name="T4">6</text:span> <text:span text:style-name="T3">case</text:span></text:p>
      <text:p text:style-name="P4"><text:span text:style-name="T4">7</text:span> <text:span text:style-name="T3">when</text:span> inserting <text:span text:style-name="T3">then</text:span></text:p>
      <text:p text:style-name="P4"><text:span text:style-name="T4">8</text:span> <text:span text:style-name="T3">insert</text:span> <text:span text:style-name="T3">into</text:span> log_change_takes <text:span text:style-name="T3">values</text:span> (<text:span text:style-name="T5">current_timestamp</text:span>,:<text:span text:style-name="T4">new</text:span>.<text:span text:style-name="T4">id</text:span>,:<text:span text:style-name="T4">new</text:span>.<text:span text:style-name="T4">course_id</text:span>,:<text:span text:style-name="T4">new</text:span>.<text:span text:style-name="T4">sec_id</text:span>,:<text:span text:style-name="T4">new</text:span>.<text:span text:style-name="T4">semester</text:span>,:<text:span text:style-name="T4">new</text:span>.<text:span text:style-name="T4">year</text:span>,:<text:span text:style-name="T4">new</text:span>.<text:span text:style-name="T4">grade</text:span>);</text:p>
      <text:p text:style-name="P4"><text:span text:style-name="T4">9</text:span> <text:span text:style-name="T3">when</text:span> updating <text:span text:style-name="T3">then</text:span></text:p>
      <text:p text:style-name="P4"><text:span text:style-name="T4">10</text:span> <text:span text:style-name="T3">insert</text:span> <text:span text:style-name="T3">into</text:span> log_change_takes <text:span text:style-name="T3">values</text:span> (<text:span text:style-name="T5">current_timestamp</text:span>,:<text:span text:style-name="T4">new</text:span>.<text:span text:style-name="T4">id</text:span>,:<text:span text:style-name="T4">new</text:span>.<text:span text:style-name="T4">course_id</text:span>,:<text:span text:style-name="T4">new</text:span>.<text:span text:style-name="T4">sec_id</text:span>,:<text:span text:style-name="T4">new</text:span>.<text:span text:style-name="T4">semester</text:span>,:<text:span text:style-name="T4">new</text:span>.<text:span text:style-name="T4">year</text:span>,:<text:span text:style-name="T4">new</text:span>.<text:span text:style-name="T4">grade</text:span>);</text:p>
      <text:p text:style-name="P4"><text:span text:style-name="T4">11</text:span> <text:span text:style-name="T3">when</text:span> deleting <text:span text:style-name="T3">then</text:span></text:p>
      <text:p text:style-name="P4"><text:span text:style-name="T4">12</text:span> <text:span text:style-name="T3">insert</text:span> <text:span text:style-name="T3">into</text:span> log_change_takes <text:span text:style-name="T3">values</text:span> (<text:span text:style-name="T5">current_timestamp</text:span>,:<text:span text:style-name="T4">new</text:span>.<text:span text:style-name="T4">id</text:span>,:<text:span text:style-name="T4">new</text:span>.<text:span text:style-name="T4">course_id</text:span>,:<text:span text:style-name="T4">new</text:span>.<text:span text:style-name="T4">sec_id</text:span>,:<text:span text:style-name="T4">new</text:span>.<text:span text:style-name="T4">semester</text:span>,:<text:span text:style-name="T4">new</text:span>.<text:span text:style-name="T4">year</text:span>,:<text:span text:style-name="T4">new</text:span>.<text:span text:style-name="T4">grade</text:span>);</text:p>
      <text:p text:style-name="P4"><text:span text:style-name="T4">13</text:span> <text:span text:style-name="T3">end</text:span> <text:span text:style-name="T3">case</text:span>;</text:p>
      <text:p text:style-name="P4"><text:span text:style-name="T4">14</text:span> <text:span text:style-name="T3">end</text:span>;</text:p>
      <text:p text:style-name="P4"><text:span text:style-name="T4">15</text:span> /</text:p>
      <text:p text:style-name="P9"/>
      <text:p text:style-name="P4"><text:span text:style-name="T13">Q2)</text:span> Based <text:span text:style-name="T3">on</text:span> the University <text:span text:style-name="T3">database</text:span> schema <text:span text:style-name="T3">in</text:span> Lab: <text:span text:style-name="T4">2</text:span>, write a <text:span text:style-name="T3">row</text:span> trigger <text:span text:style-name="T3">to</text:span> <text:span text:style-name="T3">insert</text:span> the existing <text:span text:style-name="T3">values</text:span> of the Instructor (ID, <text:span text:style-name="T3">name</text:span>, dept-<text:span text:style-name="T3">name</text:span>, salary) <text:span text:style-name="T3">table</text:span> <text:span text:style-name="T3">into</text:span> a new <text:span text:style-name="T3">table</text:span> Old_ Data_Instructor (ID, <text:span text:style-name="T3">name</text:span>, dept-<text:span text:style-name="T3">name</text:span>, salary) <text:span text:style-name="T3">when</text:span> the salary <text:span text:style-name="T3">table</text:span> <text:span text:style-name="T3">is</text:span> updated. </text:p>
      <text:p text:style-name="P7"/>
      <text:p text:style-name="P4"><text:span text:style-name="T3">create</text:span> <text:span text:style-name="T3">table</text:span> Old_Data_Instructor(</text:p>
      <text:p text:style-name="P4"><text:span text:style-name="T4">2</text:span> ID <text:span text:style-name="T3">varchar</text:span>(<text:span text:style-name="T4">5</text:span>),</text:p>
      <text:p text:style-name="P4"><text:span text:style-name="T4">3</text:span> <text:span text:style-name="T3">name</text:span> <text:span text:style-name="T3">varchar</text:span>(<text:span text:style-name="T4">20</text:span>),</text:p>
      <text:p text:style-name="P4"><text:span text:style-name="T4">4</text:span> dept_name <text:span text:style-name="T3">varchar</text:span>(<text:span text:style-name="T4">25</text:span>),</text:p>
      <text:p text:style-name="P4"><text:soft-page-break/><text:span text:style-name="T4">5</text:span> salary <text:span text:style-name="T3">numeric</text:span>(<text:span text:style-name="T4">6</text:span>,<text:span text:style-name="T4">2</text:span>));</text:p>
      <text:p text:style-name="P7"/>
      <text:p text:style-name="P4"><text:span text:style-name="T3">create</text:span> <text:span text:style-name="T3">or</text:span> <text:span text:style-name="T5">replace</text:span> trigger instructor_trigger</text:p>
      <text:p text:style-name="P4"><text:span text:style-name="T4">2</text:span> <text:span text:style-name="T3">before</text:span> <text:span text:style-name="T3">update</text:span> <text:span text:style-name="T3">on</text:span> instructor</text:p>
      <text:p text:style-name="P4"><text:span text:style-name="T4">3</text:span> for each <text:span text:style-name="T3">row</text:span></text:p>
      <text:p text:style-name="P4"><text:span text:style-name="T4">4</text:span> <text:span text:style-name="T3">begin</text:span></text:p>
      <text:p text:style-name="P4"><text:span text:style-name="T4">5</text:span> <text:span text:style-name="T3">insert</text:span> <text:span text:style-name="T3">into</text:span> Old_Data_Instructor <text:span text:style-name="T3">values</text:span>(:<text:span text:style-name="T4">OLD</text:span>.<text:span text:style-name="T4">ID</text:span>,:<text:span text:style-name="T4">OLD</text:span>.<text:span text:style-name="T4">name</text:span>,:<text:span text:style-name="T4">OLD</text:span>.<text:span text:style-name="T4">dept_name</text:span>,:<text:span text:style-name="T4">OLD</text:span>.<text:span text:style-name="T4">salary</text:span>);</text:p>
      <text:p text:style-name="P4"><text:span text:style-name="T4">6</text:span> <text:span text:style-name="T3">end</text:span>;</text:p>
      <text:p text:style-name="P4"><text:span text:style-name="T4">7</text:span> /</text:p>
      <text:p text:style-name="P8"><text:line-break/><text:line-break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, 'Droid Sans Mono', monospace, monospace, 'Droid Sans Fallback'"/>
    <style:font-face style:name="Cascadia Code" svg:font-family="'Cascadia Cod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2T11:39:56.505191690</meta:creation-date>
    <dc:date>2021-06-12T11:45:13.406236398</dc:date>
    <meta:editing-duration>PT5M19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4" meta:paragraph-count="102" meta:word-count="590" meta:character-count="4088" meta:non-whitespace-character-count="3563"/>
  </office:meta>
</office:document-meta>
</file>